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4897" officeooo:paragraph-rsid="00134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2I5: ¿Están las herramientas de SW integradas entre sí?</text:p>
      <text:p text:style-name="P1">P3I4: Efecto del producto en los ingresos de la empresa</text:p>
      <text:p text:style-name="P1">P3I4: Lo razonable del plazo de entrega</text:p>
      <text:p text:style-name="P1">P4I3: ¿Están los miembros del equipo formados enel uso de las herramientas?</text:p>
      <text:p text:style-name="P1">P5I3: ¿No hay personas que trabajan en múltiples proyectos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S</meta:editing-duration>
    <meta:editing-cycles>3</meta:editing-cycles>
    <meta:generator>LibreOffice/5.0.3.2$Windows_x86 LibreOffice_project/e5f16313668ac592c1bfb310f4390624e3dbfb75</meta:generator>
    <dc:date>2015-12-03T13:21:47.266000000</dc:date>
    <meta:document-statistic meta:table-count="0" meta:image-count="0" meta:object-count="0" meta:page-count="1" meta:paragraph-count="5" meta:word-count="47" meta:character-count="284" meta:non-whitespace-character-count="242"/>
    <meta:user-defined meta:name="Info 1"/>
    <meta:user-defined meta:name="Info 2"/>
    <meta:user-defined meta:name="Info 3"/>
    <meta:user-defined meta:name="Info 4"/>
  </office:meta>
</office:document-meta>
</file>